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1cm" fo:min-width="12.501cm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.6cm" fo:min-width="0.2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497cm"/>
    </style:style>
    <style:style style:name="gr4" style:family="graphic" style:parent-style-name="standard">
      <style:graphic-properties draw:fill="solid" draw:fill-color="#ff8000" draw:textarea-horizontal-align="justify" draw:textarea-vertical-align="middle" draw:auto-grow-height="false" fo:min-height="0.25cm" fo:min-width="4.25cm"/>
    </style:style>
    <style:style style:name="gr5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8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3.068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63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.926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3.7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1cm" svg:x="5.95cm" svg:y="2.5cm">
          <text:p/>
          <draw:enhanced-geometry svg:viewBox="0 0 21600 21600" draw:text-areas="0 0 21600 21600" draw:type="pentagon-right" draw:modifiers="19926.95946465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cm" svg:height="1.2cm" svg:x="9.75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997cm" svg:height="0.988cm" svg:x="10.153cm" svg:y="1.45cm">
          <draw:text-box>
            <text:p>RNA modification</text:p>
          </draw:text-box>
        </draw:frame>
        <draw:custom-shape draw:style-name="gr4" draw:text-style-name="P4" draw:layer="layout" svg:width="4.75cm" svg:height="0.5cm" svg:x="10.25cm" svg:y="4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5" draw:layer="layout" svg:x1="10.25cm" svg:y1="1.55cm" svg:x2="10.25cm" svg:y2="7.7cm">
          <text:p/>
        </draw:line>
        <draw:frame draw:style-name="gr6" draw:text-style-name="P6" draw:layer="layout" svg:width="2.688cm" svg:height="0.988cm" svg:x="1.812cm" svg:y="2.512cm">
          <draw:text-box>
            <text:p><text:span text:style-name="T1">mRNA</text:span></text:p>
          </draw:text-box>
        </draw:frame>
        <draw:custom-shape draw:style-name="gr4" draw:text-style-name="P4" draw:layer="layout" svg:width="4.75cm" svg:height="0.5cm" svg:x="10.25cm" svg:y="5.001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4.75cm" svg:height="0.5cm" svg:x="10.25cm" svg:y="6.002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4.75cm" svg:height="0.5cm" svg:x="10.25cm" svg:y="7.003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4.75cm" svg:height="0.5cm" svg:x="7.75cm" svg:y="8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4.75cm" svg:height="0.5cm" svg:x="8.25cm" svg:y="9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4.75cm" svg:height="0.5cm" svg:x="8.75cm" svg:y="10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3.638cm" svg:height="1.725cm" svg:x="1.712cm" svg:y="6.275cm">
          <draw:text-box>
            <text:p><text:span text:style-name="T1">Mapped reads </text:span></text:p>
          </draw:text-box>
        </draw:frame>
        <draw:custom-shape draw:style-name="gr8" draw:text-style-name="P5" draw:layer="layout" svg:width="0.5cm" svg:height="3.5cm" svg:x="1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3" draw:layer="layout" svg:width="4.363cm" svg:height="0.988cm" svg:x="16.137cm" svg:y="5.262cm">
          <draw:text-box>
            <text:p>Arrest reads</text:p>
          </draw:text-box>
        </draw:frame>
        <draw:custom-shape draw:style-name="gr10" draw:text-style-name="P5" draw:layer="layout" svg:width="0.49cm" svg:height="2.4cm" svg:x="15.6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draw:layer="layout" svg:width="4.8cm" svg:height="0.988cm" svg:x="16.2cm" svg:y="8.75cm">
          <draw:text-box>
            <text:p>Read through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Piechotta</meta:initial-creator>
    <meta:creation-date>2019-03-11T01:21:18.806445014</meta:creation-date>
    <dc:date>2019-03-18T01:05:24.051218472</dc:date>
    <dc:creator>Michael Piechotta</dc:creator>
    <meta:editing-duration>PT4H7M49S</meta:editing-duration>
    <meta:editing-cycles>3</meta:editing-cycles>
    <meta:generator>LibreOffice/6.1.5.2$Linux_X86_64 LibreOffice_project/10$Build-2</meta:generator>
    <meta:document-statistic meta:object-count="17"/>
  </office:meta>
</office:document-meta>
</file>